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800000332A9A6988EB552D569.png" manifest:media-type="image/png"/>
  <manifest:file-entry manifest:full-path="Pictures/100000000000002000000020B2FF2A327EABC87D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47" manifest:media-type=""/>
  <manifest:file-entry manifest:full-path="ObjectReplacements/Object 45" manifest:media-type=""/>
  <manifest:file-entry manifest:full-path="ObjectReplacements/Object 43" manifest:media-type=""/>
  <manifest:file-entry manifest:full-path="ObjectReplacements/Object 50" manifest:media-type="application/x-openoffice-gdimetafile;windows_formatname=&quot;GDIMetaFile&quot;"/>
  <manifest:file-entry manifest:full-path="ObjectReplacements/Object 49" manifest:media-type=""/>
  <manifest:file-entry manifest:full-path="ObjectReplacements/Object 28" manifest:media-type=""/>
  <manifest:file-entry manifest:full-path="ObjectReplacements/Object 48" manifest:media-type="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81cm, 2.515cm)" draw:image-opacity="100%" style:mirror="none" style:protect="position size"/>
    </style:style>
    <style:style style:name="gr2" style:family="graphic" style:parent-style-name="objectwithoutfill">
      <style:graphic-properties draw:stroke="dash" draw:stroke-dash="Fine_20_Dashed" svg:stroke-width="0.025cm" svg:stroke-color="#666666" draw:marker-start="" draw:marker-start-width="0.189cm" draw:marker-end="" draw:marker-end-width="0.189cm" draw:fill="none" draw:fill-color="#729fcf" draw:textarea-vertical-align="middle" fo:padding-top="0.112cm" fo:padding-bottom="0.112cm" fo:padding-left="0.237cm" fo:padding-right="0.23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stroke="dash" draw:stroke-dash="Ultrafine_20_2_20_Dots_20_3_20_Dashes" svg:stroke-width="0.025cm" svg:stroke-color="#000000" draw:marker-start="Circle_20_unfilled" draw:marker-start-width="0.266cm" draw:marker-end="" draw:marker-end-width="0.215cm" draw:fill="none" draw:textarea-vertical-align="middle" fo:padding-top="0.112cm" fo:padding-bottom="0.112cm" fo:padding-left="0.237cm" fo:padding-right="0.237cm"/>
    </style:style>
    <style:style style:name="gr5" style:family="graphic" style:parent-style-name="standard">
      <style:graphic-properties svg:stroke-color="#000000" draw:marker-start="Square" draw:marker-end="Symmetric_20_Arrow" draw:fill-color="#579d1c" draw:textarea-vertical-align="middle" draw:auto-grow-height="false" fo:min-height="1.072cm" fo:min-width="0.774cm"/>
    </style:style>
    <style:style style:name="gr6" style:family="graphic" style:parent-style-name="objectwithoutfill">
      <style:graphic-properties svg:stroke-width="0.051cm" svg:stroke-color="#314004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7" style:family="graphic" style:parent-style-name="objectwithoutfill">
      <style:graphic-properties svg:stroke-width="0.051cm" svg:stroke-color="#7e0021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svg:stroke-width="0.051cm" svg:stroke-color="#aea79f" draw:marker-start-width="0.344cm" draw:marker-end-width="0.344cm" draw:fill-color="#ffffff" draw:textarea-horizontal-align="justify" draw:textarea-vertical-align="middle" draw:auto-grow-height="false" fo:min-height="0.488cm" fo:min-width="3.794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loext:graphic-properties draw:fill-color="#579d1c"/>
      <style:paragraph-properties fo:margin-left="0cm" fo:margin-right="0cm" fo:text-align="center" fo:text-indent="0cm"/>
    </style:style>
    <style:style style:name="P6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72cm" svg:height="9.016cm" svg:x="0cm" svg:y="0cm">
          <draw:image xlink:href="Pictures/100000000000042800000332A9A6988EB552D569.png" xlink:type="simple" xlink:show="embed" xlink:actuate="onLoad">
            <text:p/>
          </draw:image>
        </draw:frame>
        <draw:g>
          <draw:line draw:style-name="gr2" draw:text-style-name="P2" draw:layer="controls" svg:x1="1.556cm" svg:y1="2.909cm" svg:x2="11.241cm" svg:y2="2.889cm">
            <text:p/>
          </draw:line>
          <draw:frame draw:style-name="gr3" draw:text-style-name="P3" draw:layer="controls" svg:width="0.577cm" svg:height="0.53cm" svg:x="11.238cm" svg:y="2.893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line draw:style-name="gr4" draw:text-style-name="P4" draw:layer="controls" svg:x1="11.302cm" svg:y1="3.007cm" svg:x2="10.349cm" svg:y2="0.941cm">
            <text:p/>
          </draw:line>
          <draw:frame draw:style-name="gr3" draw:text-style-name="P3" draw:layer="controls" svg:width="0.555cm" svg:height="0.461cm" svg:x="3.16cm" svg:y="7.217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custom-shape draw:style-name="gr5" draw:text-style-name="P5" draw:layer="controls" svg:width="1.274cm" svg:height="1.322cm" svg:x="1.911cm" svg:y="6.985cm">
            <text:p/>
            <draw:enhanced-geometry svg:viewBox="0 0 21600 21600" draw:mirror-vertical="true" draw:mirror-horizontal="false" draw:text-areas="0 0 21600 21600" draw:type="circular-arrow" draw:modifiers="-0.451138546787283 45.2226561973571 9464.4979446743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6" draw:text-style-name="P4" draw:layer="controls" svg:x1="1.556cm" svg:y1="7.653cm" svg:x2="1.548cm" svg:y2="1.215cm">
            <text:p/>
          </draw:line>
          <draw:line draw:style-name="gr7" draw:text-style-name="P4" draw:layer="controls" svg:x1="1.545cm" svg:y1="7.664cm" svg:x2="12.522cm" svg:y2="7.66cm">
            <text:p/>
          </draw:line>
          <draw:frame draw:style-name="gr3" draw:text-style-name="P3" draw:layer="controls" svg:width="1.229cm" svg:height="0.53cm" svg:x="12.522cm" svg:y="7.664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  <draw:frame draw:style-name="gr3" draw:text-style-name="P3" draw:layer="controls" svg:width="1.191cm" svg:height="0.53cm" svg:x="0.343cm" svg:y="0.716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line draw:style-name="gr2" draw:text-style-name="P2" draw:layer="controls" svg:x1="11.241cm" svg:y1="7.66cm" svg:x2="11.241cm" svg:y2="2.867cm">
            <text:p/>
          </draw:line>
          <draw:frame draw:style-name="gr3" draw:text-style-name="P3" draw:layer="layout" svg:width="0.847cm" svg:height="0.53cm" svg:x="10.847cm" svg:y="7.747cm">
            <loext:p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style-name="gr3" draw:text-style-name="P3" draw:layer="layout" svg:width="0.868cm" svg:height="0.53cm" svg:x="0.645cm" svg:y="2.667cm">
            <loext:p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</draw:g>
        <draw:custom-shape draw:style-name="gr8" draw:text-style-name="P6" draw:layer="layout" svg:width="4.318cm" svg:height="0.762cm" svg:x="4.14cm" svg:y="0.5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63cm" svg:height="0.542cm" svg:x="4.214cm" svg:y="0.66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6666ff" draw:marker-start-width="0.279cm" draw:marker-end="Rounded_20_short_20_Arrow" draw:marker-end-width="0.279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73cm" fo:page-height="9.0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0T19:15:12.775574865</dc:date>
    <meta:editing-duration>PT55M6S</meta:editing-duration>
    <meta:editing-cycles>12</meta:editing-cycles>
    <meta:generator>LibreOffice/5.1.6.2$Linux_X86_64 LibreOffice_project/10m0$Build-2</meta:generator>
    <meta:document-statistic meta:object-count="16"/>
  </office:meta>
</office:document-meta>
</file>

<file path=Object 28/content.xml><?xml version="1.0" encoding="utf-8"?>
<math xmlns="http://www.w3.org/1998/Math/MathML" display="block">
  <semantics>
    <mstyle color="fuchsia">
      <msub>
        <mi>J</mi>
        <mn>5</mn>
      </msub>
    </mstyle>
    <annotation encoding="StarMath 5.0">color magenta {J_5}</annotation>
  </semantics>
</math>
</file>

<file path=Object 43/content.xml><?xml version="1.0" encoding="utf-8"?>
<math xmlns="http://www.w3.org/1998/Math/MathML" display="block">
  <semantics>
    <mstyle color="green">
      <msub>
        <mi mathvariant="normal">θ</mi>
        <mn>1</mn>
      </msub>
    </mstyle>
    <annotation encoding="StarMath 5.0">color green %theta_{1}</annotation>
  </semantics>
</math>
</file>

<file path=Object 45/content.xml><?xml version="1.0" encoding="utf-8"?>
<math xmlns="http://www.w3.org/1998/Math/MathML" display="block">
  <semantics>
    <msub>
      <mi>X</mi>
      <mi mathvariant="italic">URDF</mi>
    </msub>
    <annotation encoding="StarMath 5.0">X_{ URDF }</annotation>
  </semantics>
</math>
</file>

<file path=Object 47/content.xml><?xml version="1.0" encoding="utf-8"?>
<math xmlns="http://www.w3.org/1998/Math/MathML" display="block">
  <semantics>
    <msub>
      <mi>Y</mi>
      <mi mathvariant="italic">URDF</mi>
    </msub>
    <annotation encoding="StarMath 5.0">Y_{ URDF }</annotation>
  </semantics>
</math>
</file>

<file path=Object 48/content.xml><?xml version="1.0" encoding="utf-8"?>
<math xmlns="http://www.w3.org/1998/Math/MathML" display="block">
  <semantics>
    <msub>
      <mi mathvariant="italic">wc</mi>
      <mi>x</mi>
    </msub>
    <annotation encoding="StarMath 5.0">wc_x</annotation>
  </semantics>
</math>
</file>

<file path=Object 49/content.xml><?xml version="1.0" encoding="utf-8"?>
<math xmlns="http://www.w3.org/1998/Math/MathML" display="block">
  <semantics>
    <msub>
      <mi mathvariant="italic">wc</mi>
      <mi>y</mi>
    </msub>
    <annotation encoding="StarMath 5.0">wc_y</annotation>
  </semantics>
</math>
</file>

<file path=Object 50/content.xml><?xml version="1.0" encoding="utf-8"?>
<math xmlns="http://www.w3.org/1998/Math/MathML" display="block">
  <semantics>
    <mrow>
      <mrow>
        <msub>
          <mi mathvariant="normal">θ</mi>
          <mn>1</mn>
        </msub>
        <mo stretchy="false">=</mo>
        <mi>arctan</mi>
      </mrow>
      <mn>2</mn>
      <mrow>
        <mo fence="true" stretchy="false">(</mo>
        <mrow>
          <mrow>
            <msub>
              <mi mathvariant="italic">wc</mi>
              <mi>Y</mi>
            </msub>
            <mi>,</mi>
            <msub>
              <mi mathvariant="italic">wc</mi>
              <mi>X</mi>
            </msub>
          </mrow>
        </mrow>
        <mo fence="true" stretchy="false">)</mo>
      </mrow>
    </mrow>
    <annotation encoding="StarMath 5.0">%theta_1 = arctan2( wc_{Y}, wc_{X} )</annotation>
  </semantics>
</math>
</file>